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6983778436699770328"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text:soft-page-break/></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text:soft-page-break/>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text:soft-page-break/>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эмм, завяжите мне глаза, 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63"><text:span text:style-name="T11"/></text:p>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text:span><text:span text:style-name="T9">: </text:span><text:span text:style-name="T9">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
      <text:p text:style-name="P53"><text:soft-page-break/><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
      <text:p text:style-name="P53"><text:soft-page-break/><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text:span><text:span text:style-name="T1">границу</text:span><text:span text:style-name="T1">, </text:span><text:span text:style-name="T1">у</text:span><text:span text:style-name="T1"> которо</text:span><text:span text:style-name="T1">й</text:span><text:span text:style-name="T1">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Совсем близко.</text:p>
      <text:p text:style-name="P53"><text:soft-page-break/></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pan text:style-name="T11">– </text:span>Ну што? Увидел што-нибудь, сахарок?</text:p>
      <text:p text:style-name="P53"><text:soft-page-break/>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oft-page-break/><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text:span><text:span text:style-name="T11">Также предположим</text:span><text:span text:style-name="T61">, </text:span><text:span text:style-name="T61">что </text:span><text:span text:style-name="T61">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Я насторожился, услышав знакомое название.</text:p>
      <text:p text:style-name="P53"/>
      <text:p text:style-name="P53"><text:soft-page-break/><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text:soft-page-break/></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text:soft-page-break/>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oft-page-break/><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oft-page-break/><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text:soft-page-break/></text:p>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ого.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oft-page-break/><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text:soft-page-break/>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text:soft-page-break/>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oft-page-break/><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text:soft-page-break/>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text:soft-page-break/>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text:soft-page-break/>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soft-page-break/>***</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text:soft-page-break/>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text:soft-page-break/>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text:soft-page-break/>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text:soft-page-break/>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text:soft-page-break/>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text:soft-page-break/>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text:soft-page-break/>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oft-page-break/><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text:soft-page-break/>–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14T01:29:48.34</dc:date>
    <meta:editing-duration>P160DT21M3S</meta:editing-duration>
    <meta:editing-cycles>1023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0" meta:paragraph-count="4983" meta:word-count="109029" meta:character-count="693053"/>
  </office:meta>
</office:document-meta>
</file>